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date" office:date-value="2015-01-07" calcext:value-type="date">
            <text:p>07/01/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1]+[.A2]" office:value-type="date" office:date-value="2015-04-18" calcext:value-type="date">
            <text:p>18/04/15</text:p>
          </table:table-cell>
          <table:table-cell table:formula="of:=[.B1]+[.B2]" office:value-type="float" office:value="112" calcext:value-type="float">
            <text:p>1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11:39:36.755033000</meta:creation-date>
    <dc:date>2015-01-07T11:43:44.252354000</dc:date>
    <meta:editing-duration>PT4M18S</meta:editing-duration>
    <meta:editing-cycles>2</meta:editing-cycles>
    <meta:generator>LibreOffice/4.3.4.1$MacOSX_x86 LibreOffice_project/bc356b2f991740509f321d70e4512a6a54c5f243</meta:generator>
    <meta:document-statistic meta:table-count="1" meta:cell-count="6" meta:object-count="0"/>
  </office:meta>
</office:document-meta>
</file>